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2" svg:font-family="'Times New Roman'"/>
    <style:font-face style:name="宋体" svg:font-family="宋体"/>
    <style:font-face style:name="宋体1" svg:font-family="宋体, SimSun"/>
    <style:font-face style:name="FreeSans1" svg:font-family="FreeSans" style:font-family-generic="swiss"/>
    <style:font-face style:name="FreeSans2" svg:font-family="FreeSans" style:font-family-generic="modern" style:font-pitch="fixed"/>
    <style:font-face style:name="微软雅黑" svg:font-family="微软雅黑" style:font-family-generic="modern" style:font-pitch="fixed"/>
    <style:font-face style:name="宋体2" svg:font-family="宋体" style:font-adornments="标准" style:font-pitch="variable"/>
    <style:font-face style:name="Times New Roman" svg:font-family="'Times New Roman'" style:font-family-generic="roman" style:font-pitch="variable"/>
    <style:font-face style:name="Times New Roman1" svg:font-family="'Times New Roman'" style:font-adornments="标准"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微软雅黑1" svg:font-family="微软雅黑" style:font-family-generic="system" style:font-pitch="variable"/>
  </office:font-face-decls>
  <office:automatic-styles>
    <style:style style:name="P1" style:family="paragraph" style:parent-style-name="Preformatted_20_Text">
      <style:paragraph-properties fo:line-height="150%"/>
      <style:text-properties style:font-name="Times New Roman1" officeooo:rsid="0018f594" officeooo:paragraph-rsid="0018f594" style:font-name-asian="宋体2"/>
    </style:style>
    <style:style style:name="P2" style:family="paragraph" style:parent-style-name="Preformatted_20_Text">
      <style:paragraph-properties fo:line-height="150%"/>
      <style:text-properties style:font-name="Times New Roman1" officeooo:rsid="0018f594" officeooo:paragraph-rsid="0027af14" style:font-name-asian="宋体2"/>
    </style:style>
    <style:style style:name="P3" style:family="paragraph" style:parent-style-name="Preformatted_20_Text">
      <style:paragraph-properties fo:line-height="150%"/>
      <style:text-properties style:font-name="Times New Roman1" officeooo:rsid="0018f594" officeooo:paragraph-rsid="00298271" style:font-name-asian="宋体2"/>
    </style:style>
    <style:style style:name="P4" style:family="paragraph" style:parent-style-name="Preformatted_20_Text">
      <style:paragraph-properties fo:line-height="150%"/>
      <style:text-properties style:font-name="Times New Roman1" officeooo:rsid="0018f594" officeooo:paragraph-rsid="002a769a" style:font-name-asian="宋体2"/>
    </style:style>
    <style:style style:name="P5" style:family="paragraph" style:parent-style-name="Preformatted_20_Text">
      <style:paragraph-properties fo:line-height="150%"/>
      <style:text-properties style:font-name="Times New Roman1" officeooo:rsid="0018f594" officeooo:paragraph-rsid="0042fbdc" style:font-name-asian="宋体2"/>
    </style:style>
    <style:style style:name="P6" style:family="paragraph" style:parent-style-name="Preformatted_20_Text">
      <style:paragraph-properties fo:line-height="150%"/>
      <style:text-properties style:font-name="Times New Roman1" officeooo:rsid="0018f594" officeooo:paragraph-rsid="004acb14" style:font-name-asian="宋体2"/>
    </style:style>
    <style:style style:name="P7" style:family="paragraph" style:parent-style-name="Preformatted_20_Text">
      <style:paragraph-properties fo:line-height="150%"/>
      <style:text-properties style:font-name="Times New Roman1" officeooo:paragraph-rsid="0018f594" style:font-name-asian="宋体2"/>
    </style:style>
    <style:style style:name="P8" style:family="paragraph" style:parent-style-name="Preformatted_20_Text">
      <style:paragraph-properties fo:line-height="150%"/>
      <style:text-properties style:font-name="Times New Roman1" officeooo:rsid="001fa513" officeooo:paragraph-rsid="001fa513" style:font-name-asian="宋体2"/>
    </style:style>
    <style:style style:name="P9" style:family="paragraph" style:parent-style-name="Preformatted_20_Text">
      <style:paragraph-properties fo:line-height="150%"/>
      <style:text-properties style:font-name="Times New Roman1" officeooo:rsid="001fa513" officeooo:paragraph-rsid="004ce45c" style:font-name-asian="宋体2"/>
    </style:style>
    <style:style style:name="P10" style:family="paragraph" style:parent-style-name="Preformatted_20_Text">
      <style:paragraph-properties fo:line-height="150%"/>
      <style:text-properties style:font-name="Times New Roman1" officeooo:rsid="00222d47" officeooo:paragraph-rsid="00222d47" style:font-name-asian="宋体2"/>
    </style:style>
    <style:style style:name="P11" style:family="paragraph" style:parent-style-name="Preformatted_20_Text">
      <style:paragraph-properties fo:line-height="150%"/>
      <style:text-properties style:font-name="Times New Roman1" officeooo:rsid="00222d47" officeooo:paragraph-rsid="00561d0c" style:font-name-asian="宋体2"/>
    </style:style>
    <style:style style:name="P12" style:family="paragraph" style:parent-style-name="Preformatted_20_Text">
      <style:paragraph-properties fo:line-height="150%"/>
      <style:text-properties style:font-name="Times New Roman1" officeooo:rsid="00222d47" officeooo:paragraph-rsid="0059f79b" style:font-name-asian="宋体2"/>
    </style:style>
    <style:style style:name="P13" style:family="paragraph" style:parent-style-name="Preformatted_20_Text">
      <style:paragraph-properties fo:line-height="150%"/>
      <style:text-properties style:font-name="Times New Roman1" officeooo:rsid="00222d47" officeooo:paragraph-rsid="005cb4bf" style:font-name-asian="宋体2"/>
    </style:style>
    <style:style style:name="P14" style:family="paragraph" style:parent-style-name="Preformatted_20_Text">
      <style:paragraph-properties fo:line-height="150%"/>
      <style:text-properties style:font-name="Times New Roman1" officeooo:rsid="00222d47" officeooo:paragraph-rsid="0084c232" style:font-name-asian="宋体2"/>
    </style:style>
    <style:style style:name="P15" style:family="paragraph" style:parent-style-name="Preformatted_20_Text">
      <style:paragraph-properties fo:line-height="150%"/>
      <style:text-properties style:font-name="Times New Roman1" officeooo:rsid="00222d47" officeooo:paragraph-rsid="00886541" style:font-name-asian="宋体2"/>
    </style:style>
    <style:style style:name="P16" style:family="paragraph" style:parent-style-name="Preformatted_20_Text">
      <style:paragraph-properties fo:line-height="150%"/>
      <style:text-properties style:font-name="Times New Roman1" officeooo:rsid="00222d47" officeooo:paragraph-rsid="008cc6ad" style:font-name-asian="宋体2"/>
    </style:style>
    <style:style style:name="P17" style:family="paragraph" style:parent-style-name="Preformatted_20_Text">
      <style:paragraph-properties fo:line-height="150%"/>
      <style:text-properties style:font-name="Times New Roman1" officeooo:rsid="00222d47" officeooo:paragraph-rsid="00967fc5" style:font-name-asian="宋体2"/>
    </style:style>
    <style:style style:name="P18" style:family="paragraph" style:parent-style-name="Preformatted_20_Text">
      <style:paragraph-properties fo:line-height="150%"/>
      <style:text-properties style:font-name="Times New Roman1" officeooo:rsid="00222d47" officeooo:paragraph-rsid="009bdaf1" style:font-name-asian="宋体2"/>
    </style:style>
    <style:style style:name="P19" style:family="paragraph" style:parent-style-name="Preformatted_20_Text">
      <style:paragraph-properties fo:line-height="150%"/>
      <style:text-properties style:font-name="Times New Roman1" officeooo:rsid="00222d47" officeooo:paragraph-rsid="009d7086" style:font-name-asian="宋体2"/>
    </style:style>
    <style:style style:name="P20" style:family="paragraph" style:parent-style-name="Preformatted_20_Text">
      <style:paragraph-properties fo:line-height="150%"/>
      <style:text-properties style:font-name="Times New Roman1" officeooo:rsid="00222d47" officeooo:paragraph-rsid="00a35bf2" style:font-name-asian="宋体2"/>
    </style:style>
    <style:style style:name="P21" style:family="paragraph" style:parent-style-name="Preformatted_20_Text">
      <style:paragraph-properties fo:line-height="150%"/>
      <style:text-properties style:font-name="Times New Roman1" officeooo:rsid="00222d47" officeooo:paragraph-rsid="00a431cd" style:font-name-asian="宋体2"/>
    </style:style>
    <style:style style:name="P22" style:family="paragraph" style:parent-style-name="Preformatted_20_Text">
      <style:paragraph-properties fo:line-height="150%"/>
      <style:text-properties style:font-name="Times New Roman1" officeooo:rsid="00222d47" officeooo:paragraph-rsid="00ab12e7" style:font-name-asian="宋体2"/>
    </style:style>
    <style:style style:name="P23" style:family="paragraph" style:parent-style-name="Preformatted_20_Text">
      <style:paragraph-properties fo:line-height="150%"/>
      <style:text-properties style:font-name="Times New Roman1" officeooo:rsid="00222d47" officeooo:paragraph-rsid="00b1223d" style:font-name-asian="宋体2"/>
    </style:style>
    <style:style style:name="P24" style:family="paragraph" style:parent-style-name="Preformatted_20_Text">
      <style:paragraph-properties fo:line-height="150%"/>
      <style:text-properties style:font-name="Times New Roman1" officeooo:rsid="00230689" officeooo:paragraph-rsid="00230689" style:font-name-asian="宋体2"/>
    </style:style>
    <style:style style:name="P25" style:family="paragraph" style:parent-style-name="Preformatted_20_Text">
      <style:paragraph-properties fo:line-height="150%"/>
      <style:text-properties style:font-name="Times New Roman1" officeooo:rsid="001f119f" officeooo:paragraph-rsid="00407e08" style:font-name-asian="宋体2"/>
    </style:style>
    <style:style style:name="P26" style:family="paragraph" style:parent-style-name="Preformatted_20_Text">
      <style:paragraph-properties fo:line-height="150%"/>
      <style:text-properties style:font-name="Times New Roman1" officeooo:rsid="004ce45c" officeooo:paragraph-rsid="004ce45c" style:font-name-asian="宋体2"/>
    </style:style>
    <style:style style:name="P27" style:family="paragraph" style:parent-style-name="Preformatted_20_Text">
      <style:paragraph-properties fo:line-height="150%"/>
      <style:text-properties style:font-name="Times New Roman1" officeooo:rsid="00268458" officeooo:paragraph-rsid="00268458" style:font-name-asian="宋体2"/>
    </style:style>
    <style:style style:name="P28" style:family="paragraph" style:parent-style-name="Preformatted_20_Text">
      <style:paragraph-properties fo:line-height="150%"/>
      <style:text-properties style:font-name="Times New Roman1" officeooo:rsid="0027af14" officeooo:paragraph-rsid="0027af14" style:font-name-asian="宋体2"/>
    </style:style>
    <style:style style:name="P29" style:family="paragraph" style:parent-style-name="Preformatted_20_Text">
      <style:paragraph-properties fo:line-height="150%"/>
      <style:text-properties style:font-name="Times New Roman1" officeooo:rsid="00298271" officeooo:paragraph-rsid="00298271" style:font-name-asian="宋体2"/>
    </style:style>
    <style:style style:name="P30" style:family="paragraph" style:parent-style-name="Preformatted_20_Text">
      <style:paragraph-properties fo:line-height="150%"/>
      <style:text-properties style:font-name="Times New Roman1" fo:font-weight="bold" officeooo:rsid="0018f594" officeooo:paragraph-rsid="0018f594" style:font-name-asian="宋体2" style:font-weight-asian="bold" style:font-weight-complex="bold"/>
    </style:style>
    <style:style style:name="P31" style:family="paragraph" style:parent-style-name="Preformatted_20_Text">
      <style:paragraph-properties fo:line-height="150%"/>
      <style:text-properties style:font-name="Times New Roman1" fo:font-weight="bold" officeooo:rsid="0018f594" officeooo:paragraph-rsid="00249f8d" style:font-name-asian="宋体2" style:font-weight-asian="bold" style:font-weight-complex="bold"/>
    </style:style>
    <style:style style:name="P32" style:family="paragraph" style:parent-style-name="Preformatted_20_Text">
      <style:paragraph-properties fo:line-height="150%"/>
      <style:text-properties style:font-name="Times New Roman1" fo:font-weight="bold" officeooo:rsid="0018f594" officeooo:paragraph-rsid="00298271" style:font-name-asian="宋体2" style:font-weight-asian="bold" style:font-weight-complex="bold"/>
    </style:style>
    <style:style style:name="P33" style:family="paragraph" style:parent-style-name="Preformatted_20_Text">
      <style:paragraph-properties fo:line-height="150%"/>
      <style:text-properties style:font-name="Times New Roman1" fo:font-weight="bold" officeooo:rsid="0018f594" officeooo:paragraph-rsid="00222d47" style:font-name-asian="宋体2" style:font-weight-asian="bold" style:font-weight-complex="bold"/>
    </style:style>
    <style:style style:name="P34" style:family="paragraph" style:parent-style-name="Preformatted_20_Text">
      <style:paragraph-properties fo:line-height="150%"/>
      <style:text-properties style:font-name="Times New Roman1" officeooo:rsid="0018f594" officeooo:paragraph-rsid="00481391" fo:background-color="#ffff00" style:font-name-asian="宋体2"/>
    </style:style>
    <style:style style:name="P35" style:family="paragraph" style:parent-style-name="Preformatted_20_Text">
      <style:paragraph-properties fo:line-height="150%"/>
      <style:text-properties style:font-name="Times New Roman1" officeooo:rsid="001f119f" officeooo:paragraph-rsid="002b13fd" fo:background-color="#ffff00" style:font-name-asian="宋体2"/>
    </style:style>
    <style:style style:name="P36" style:family="paragraph" style:parent-style-name="Preformatted_20_Text">
      <style:paragraph-properties fo:line-height="150%"/>
      <style:text-properties style:font-name="Times New Roman1" style:text-underline-style="solid" style:text-underline-width="auto" style:text-underline-color="font-color" officeooo:rsid="00222d47" officeooo:paragraph-rsid="00222d47" style:font-name-asian="宋体2"/>
    </style:style>
    <style:style style:name="P37" style:family="paragraph" style:parent-style-name="Preformatted_20_Text">
      <style:paragraph-properties fo:line-height="150%"/>
      <style:text-properties style:font-name="Times New Roman1" style:text-underline-style="solid" style:text-underline-width="auto" style:text-underline-color="font-color" fo:font-weight="normal" officeooo:rsid="0018f594" officeooo:paragraph-rsid="006c53c5" style:font-name-asian="宋体2" style:font-weight-asian="normal" style:font-weight-complex="normal"/>
    </style:style>
    <style:style style:name="P38" style:family="paragraph" style:parent-style-name="Preformatted_20_Text">
      <style:paragraph-properties fo:line-height="150%"/>
      <style:text-properties style:font-name="Times New Roman1" fo:font-weight="normal" officeooo:rsid="0018f594" officeooo:paragraph-rsid="00222d47" style:font-name-asian="宋体2" style:font-weight-asian="normal" style:font-weight-complex="normal"/>
    </style:style>
    <style:style style:name="P39" style:family="paragraph" style:parent-style-name="Preformatted_20_Text">
      <style:paragraph-properties fo:line-height="150%"/>
      <style:text-properties style:font-name="Times New Roman1" fo:font-weight="normal" officeooo:rsid="0018f594" officeooo:paragraph-rsid="007f995c" style:font-name-asian="宋体2" style:font-weight-asian="normal" style:font-weight-complex="normal"/>
    </style:style>
    <style:style style:name="P40" style:family="paragraph" style:parent-style-name="Preformatted_20_Text">
      <style:paragraph-properties fo:line-height="150%"/>
      <style:text-properties fo:color="#ff0000" style:font-name="Times New Roman1" officeooo:rsid="004ce45c" officeooo:paragraph-rsid="004ce45c" style:font-name-asian="宋体2"/>
    </style:style>
    <style:style style:name="P41" style:family="paragraph" style:parent-style-name="Preformatted_20_Text">
      <style:paragraph-properties fo:line-height="150%"/>
      <style:text-properties fo:color="#ff0000" style:font-name="Times New Roman1" officeooo:rsid="00268458" officeooo:paragraph-rsid="00268458" style:font-name-asian="宋体2"/>
    </style:style>
    <style:style style:name="P42" style:family="paragraph" style:parent-style-name="Preformatted_20_Text">
      <style:paragraph-properties fo:line-height="150%"/>
      <style:text-properties style:font-name="Times New Roman1" fo:font-weight="normal" officeooo:rsid="00561d0c" officeooo:paragraph-rsid="007f995c" style:font-name-asian="宋体2" style:font-weight-asian="normal" style:font-weight-complex="normal"/>
    </style:style>
    <style:style style:name="P43" style:family="paragraph" style:parent-style-name="Preformatted_20_Text">
      <style:paragraph-properties fo:line-height="150%"/>
      <style:text-properties style:font-name="Times New Roman1" fo:font-weight="normal" officeooo:rsid="0097ea95" officeooo:paragraph-rsid="0097ea95" style:font-name-asian="宋体2" style:font-weight-asian="normal" style:font-weight-complex="normal"/>
    </style:style>
    <style:style style:name="P44" style:family="paragraph" style:parent-style-name="Preformatted_20_Text">
      <style:paragraph-properties fo:line-height="150%"/>
      <style:text-properties style:font-name="Times New Roman1" officeooo:rsid="0020c616" officeooo:paragraph-rsid="00ba580f" style:font-name-asian="宋体2"/>
    </style:style>
    <style:style style:name="P45" style:family="paragraph" style:parent-style-name="Preformatted_20_Text">
      <style:paragraph-properties fo:line-height="150%"/>
      <style:text-properties style:font-name="Times New Roman1" officeooo:rsid="0020c616" officeooo:paragraph-rsid="00bde3ba" style:font-name-asian="宋体2"/>
    </style:style>
    <style:style style:name="P46" style:family="paragraph" style:parent-style-name="Preformatted_20_Text">
      <style:paragraph-properties fo:line-height="150%"/>
      <style:text-properties style:font-name="Times New Roman1" officeooo:rsid="0018f594" officeooo:paragraph-rsid="0018f594" style:font-name-asian="宋体2"/>
    </style:style>
    <style:style style:name="P47" style:family="paragraph" style:parent-style-name="Preformatted_20_Text">
      <style:paragraph-properties fo:line-height="150%"/>
      <style:text-properties style:font-name="Times New Roman1" officeooo:rsid="00268458" officeooo:paragraph-rsid="00c65009" style:font-name-asian="宋体2"/>
    </style:style>
    <style:style style:name="P48" style:family="paragraph" style:parent-style-name="Preformatted_20_Text">
      <style:paragraph-properties fo:line-height="150%"/>
      <style:text-properties style:font-name="Times New Roman1" officeooo:rsid="0027af14" officeooo:paragraph-rsid="0027af14" style:font-name-asian="宋体2"/>
    </style:style>
    <style:style style:name="P49" style:family="paragraph" style:parent-style-name="Preformatted_20_Text">
      <style:paragraph-properties fo:line-height="150%"/>
      <style:text-properties style:font-name="Times New Roman1" officeooo:rsid="0027af14" officeooo:paragraph-rsid="00cce25f" style:font-name-asian="宋体2"/>
    </style:style>
    <style:style style:name="T1" style:family="text">
      <style:text-properties officeooo:rsid="0018f594"/>
    </style:style>
    <style:style style:name="T2" style:family="text">
      <style:text-properties officeooo:rsid="001f119f"/>
    </style:style>
    <style:style style:name="T3" style:family="text">
      <style:text-properties fo:font-weight="bold" style:font-weight-asian="bold" style:font-weight-complex="bold"/>
    </style:style>
    <style:style style:name="T4" style:family="text">
      <style:text-properties officeooo:rsid="0027af14"/>
    </style:style>
    <style:style style:name="T5" style:family="text">
      <style:text-properties officeooo:rsid="00298271"/>
    </style:style>
    <style:style style:name="T6" style:family="text">
      <style:text-properties officeooo:rsid="002aa651"/>
    </style:style>
    <style:style style:name="T7" style:family="text">
      <style:text-properties officeooo:rsid="002cffde"/>
    </style:style>
    <style:style style:name="T8" style:family="text">
      <style:text-properties officeooo:rsid="002ecd91"/>
    </style:style>
    <style:style style:name="T9" style:family="text">
      <style:text-properties officeooo:rsid="002ef5ad"/>
    </style:style>
    <style:style style:name="T10" style:family="text">
      <style:text-properties officeooo:rsid="002f9bd8"/>
    </style:style>
    <style:style style:name="T11" style:family="text">
      <style:text-properties officeooo:rsid="0030ac98"/>
    </style:style>
    <style:style style:name="T12" style:family="text">
      <style:text-properties officeooo:rsid="0033f273"/>
    </style:style>
    <style:style style:name="T13" style:family="text">
      <style:text-properties officeooo:rsid="00360850"/>
    </style:style>
    <style:style style:name="T14" style:family="text">
      <style:text-properties officeooo:rsid="003868ce"/>
    </style:style>
    <style:style style:name="T15" style:family="text">
      <style:text-properties officeooo:rsid="0038d657"/>
    </style:style>
    <style:style style:name="T16" style:family="text">
      <style:text-properties officeooo:rsid="003a0e29"/>
    </style:style>
    <style:style style:name="T17" style:family="text">
      <style:text-properties officeooo:rsid="003b9646"/>
    </style:style>
    <style:style style:name="T18" style:family="text">
      <style:text-properties officeooo:rsid="00400655"/>
    </style:style>
    <style:style style:name="T19" style:family="text">
      <style:text-properties officeooo:rsid="001f119f" fo:background-color="#ffff00"/>
    </style:style>
    <style:style style:name="T20" style:family="text">
      <style:text-properties officeooo:rsid="004246d5" fo:background-color="#ffff00"/>
    </style:style>
    <style:style style:name="T21" style:family="text">
      <style:text-properties officeooo:rsid="0044f8cb"/>
    </style:style>
    <style:style style:name="T22" style:family="text">
      <style:text-properties officeooo:rsid="004acb14"/>
    </style:style>
    <style:style style:name="T23" style:family="text">
      <style:text-properties officeooo:rsid="004ce45c"/>
    </style:style>
    <style:style style:name="T24" style:family="text">
      <style:text-properties fo:color="#ff0000"/>
    </style:style>
    <style:style style:name="T25" style:family="text">
      <style:text-properties fo:color="#ff0000" officeooo:rsid="004ce45c"/>
    </style:style>
    <style:style style:name="T26" style:family="text">
      <style:text-properties fo:color="#ff0000" officeooo:rsid="00bef5de"/>
    </style:style>
    <style:style style:name="T27" style:family="text">
      <style:text-properties fo:color="#ff0000" officeooo:rsid="00bf8bb9"/>
    </style:style>
    <style:style style:name="T28" style:family="text">
      <style:text-properties officeooo:rsid="004f1475"/>
    </style:style>
    <style:style style:name="T29" style:family="text">
      <style:text-properties officeooo:rsid="0052d771"/>
    </style:style>
    <style:style style:name="T30" style:family="text">
      <style:text-properties officeooo:rsid="0053d263"/>
    </style:style>
    <style:style style:name="T31" style:family="text">
      <style:text-properties officeooo:rsid="00551dc4"/>
    </style:style>
    <style:style style:name="T32" style:family="text">
      <style:text-properties officeooo:rsid="00561d0c"/>
    </style:style>
    <style:style style:name="T33" style:family="text">
      <style:text-properties officeooo:rsid="005854d3"/>
    </style:style>
    <style:style style:name="T34" style:family="text">
      <style:text-properties officeooo:rsid="00588f0e"/>
    </style:style>
    <style:style style:name="T35" style:family="text">
      <style:text-properties officeooo:rsid="0059f79b"/>
    </style:style>
    <style:style style:name="T36" style:family="text">
      <style:text-properties officeooo:rsid="005b1d45"/>
    </style:style>
    <style:style style:name="T37" style:family="text">
      <style:text-properties officeooo:rsid="005c6823"/>
    </style:style>
    <style:style style:name="T38" style:family="text">
      <style:text-properties officeooo:rsid="005eba8e"/>
    </style:style>
    <style:style style:name="T39" style:family="text">
      <style:text-properties officeooo:rsid="00625dfb"/>
    </style:style>
    <style:style style:name="T40" style:family="text">
      <style:text-properties officeooo:rsid="006601b5"/>
    </style:style>
    <style:style style:name="T41" style:family="text">
      <style:text-properties officeooo:rsid="0068cbf0"/>
    </style:style>
    <style:style style:name="T42" style:family="text">
      <style:text-properties officeooo:rsid="006ddc34"/>
    </style:style>
    <style:style style:name="T43" style:family="text">
      <style:text-properties fo:font-weight="normal" style:font-weight-asian="normal" style:font-weight-complex="normal"/>
    </style:style>
    <style:style style:name="T44" style:family="text">
      <style:text-properties fo:font-weight="normal" officeooo:rsid="00561d0c" style:font-weight-asian="normal" style:font-weight-complex="normal"/>
    </style:style>
    <style:style style:name="T45" style:family="text">
      <style:text-properties fo:font-weight="normal" officeooo:rsid="0095e8a8" style:font-weight-asian="normal" style:font-weight-complex="normal"/>
    </style:style>
    <style:style style:name="T46" style:family="text">
      <style:text-properties fo:font-weight="normal" officeooo:rsid="00967fc5" style:font-weight-asian="normal" style:font-weight-complex="normal"/>
    </style:style>
    <style:style style:name="T47" style:family="text">
      <style:text-properties fo:font-weight="normal" officeooo:rsid="0097ea95" style:font-weight-asian="normal" style:font-weight-complex="normal"/>
    </style:style>
    <style:style style:name="T48" style:family="text">
      <style:text-properties fo:font-weight="normal" officeooo:rsid="009d7086" style:font-weight-asian="normal" style:font-weight-complex="normal"/>
    </style:style>
    <style:style style:name="T49" style:family="text">
      <style:text-properties fo:font-weight="normal" officeooo:rsid="009ef287" style:font-weight-asian="normal" style:font-weight-complex="normal"/>
    </style:style>
    <style:style style:name="T50" style:family="text">
      <style:text-properties fo:font-weight="normal" officeooo:rsid="00a0e164" style:font-weight-asian="normal" style:font-weight-complex="normal"/>
    </style:style>
    <style:style style:name="T51" style:family="text">
      <style:text-properties fo:font-weight="normal" officeooo:rsid="00a431cd" style:font-weight-asian="normal" style:font-weight-complex="normal"/>
    </style:style>
    <style:style style:name="T52" style:family="text">
      <style:text-properties fo:font-weight="normal" officeooo:rsid="00a5c788" style:font-weight-asian="normal" style:font-weight-complex="normal"/>
    </style:style>
    <style:style style:name="T53" style:family="text">
      <style:text-properties fo:font-weight="normal" officeooo:rsid="00298271" style:font-weight-asian="normal" style:font-weight-complex="normal"/>
    </style:style>
    <style:style style:name="T54" style:family="text">
      <style:text-properties officeooo:rsid="0078998a"/>
    </style:style>
    <style:style style:name="T55" style:family="text">
      <style:text-properties officeooo:rsid="007bfc0b"/>
    </style:style>
    <style:style style:name="T56" style:family="text">
      <style:text-properties officeooo:rsid="00222d47"/>
    </style:style>
    <style:style style:name="T57" style:family="text">
      <style:text-properties officeooo:rsid="0086c38e"/>
    </style:style>
    <style:style style:name="T58" style:family="text">
      <style:text-properties officeooo:rsid="00886541"/>
    </style:style>
    <style:style style:name="T59" style:family="text">
      <style:text-properties officeooo:rsid="00894b38"/>
    </style:style>
    <style:style style:name="T60" style:family="text">
      <style:text-properties officeooo:rsid="008b27fd"/>
    </style:style>
    <style:style style:name="T61" style:family="text">
      <style:text-properties officeooo:rsid="008cc6ad"/>
    </style:style>
    <style:style style:name="T62" style:family="text">
      <style:text-properties officeooo:rsid="008fcaa8"/>
    </style:style>
    <style:style style:name="T63" style:family="text">
      <style:text-properties officeooo:rsid="0091257d"/>
    </style:style>
    <style:style style:name="T64" style:family="text">
      <style:text-properties officeooo:rsid="0095afd3"/>
    </style:style>
    <style:style style:name="T65" style:family="text">
      <style:text-properties officeooo:rsid="0095e8a8"/>
    </style:style>
    <style:style style:name="T66" style:family="text">
      <style:text-properties officeooo:rsid="009abc55"/>
    </style:style>
    <style:style style:name="T67" style:family="text">
      <style:text-properties officeooo:rsid="009bdaf1"/>
    </style:style>
    <style:style style:name="T68" style:family="text">
      <style:text-properties officeooo:rsid="00a0e164"/>
    </style:style>
    <style:style style:name="T69" style:family="text">
      <style:text-properties officeooo:rsid="00a35bf2"/>
    </style:style>
    <style:style style:name="T70" style:family="text">
      <style:text-properties officeooo:rsid="00a431cd"/>
    </style:style>
    <style:style style:name="T71" style:family="text">
      <style:text-properties officeooo:rsid="00a77e0f"/>
    </style:style>
    <style:style style:name="T72" style:family="text">
      <style:text-properties officeooo:rsid="00ab12e7"/>
    </style:style>
    <style:style style:name="T73" style:family="text">
      <style:text-properties officeooo:rsid="00ab13d3"/>
    </style:style>
    <style:style style:name="T74" style:family="text">
      <style:text-properties officeooo:rsid="00b09b96"/>
    </style:style>
    <style:style style:name="T75" style:family="text">
      <style:text-properties officeooo:rsid="00b3b473"/>
    </style:style>
    <style:style style:name="T76" style:family="text">
      <style:text-properties style:use-window-font-color="true"/>
    </style:style>
    <style:style style:name="T77" style:family="text">
      <style:text-properties style:use-window-font-color="true" officeooo:rsid="00bef5de"/>
    </style:style>
    <style:style style:name="T78" style:family="text">
      <style:text-properties style:use-window-font-color="true" officeooo:rsid="00bf8bb9"/>
    </style:style>
    <style:style style:name="T79" style:family="text">
      <style:text-properties style:use-window-font-color="true" officeooo:rsid="00c65009"/>
    </style:style>
    <style:style style:name="T80" style:family="text">
      <style:text-properties officeooo:rsid="00c11e94"/>
    </style:style>
    <style:style style:name="T81" style:family="text">
      <style:text-properties officeooo:rsid="00c37dfa"/>
    </style:style>
    <style:style style:name="T82" style:family="text">
      <style:text-properties officeooo:rsid="00c3f2e6"/>
    </style:style>
    <style:style style:name="T83" style:family="text">
      <style:text-properties officeooo:rsid="00ca404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一、立项依据和目标 </text:p>
      <text:p text:style-name="P30">1、本项目国内外科技创新发展概况和最新发展趋势</text:p>
      <text:p text:style-name="P5"><text:tab/><text:span text:style-name="T19">目前食源性致病菌的分析检测工作中检测时间长</text:span><text:span text:style-name="T20">、</text:span><text:span text:style-name="T19">操作繁琐</text:span><text:span text:style-name="T20">、</text:span><text:span text:style-name="T19">灵敏度不高</text:span><text:span text:style-name="T20">，</text:span><text:span text:style-name="T19">不能完全满足快速、高灵敏的技术需求。</text:span></text:p>
      <text:p text:style-name="P34"><text:span text:style-name="T2"><text:tab/>食品安全检测与评价技术已成为国际研究热点</text:span><text:span text:style-name="T6">，其中</text:span><text:span text:style-name="T2">快速、高灵敏度食源性致病菌的检测技术是该领域研究的关键内容。</text:span></text:p>
      <text:p text:style-name="P4"><text:tab/>据WTO统计，全世界每年发生食源性疾病数十亿人，在发达国家，每年也有三分之一的人群遭受食源性疾病的侵袭。由于农药、食品饲料添加剂、动植物生长激素滥用导致的食品安全问题相当严重，其中，病原微生物引起的食源性疾病是影响食品安全的最主要的因素之一[1,2]。近年来，世界范围内食品安全方面的恶性、突发性事件屡屡发生，如：大规模发生于日本、欧美国家的大肠杆菌O157：H7食物中毒、疯牛病，法国出现的李斯特菌疾病，香港出现了禽流感，比利时出现了二噁英，南亚地区的霍乱弧菌疾病频频爆发等。这些由于各种因素导致的食源性疾病影响的国家范围之广、危害健康人群之多都是其他原因引起疾病所不及的，而且还给国家间相关的食品贸易带来危机。食源性致病菌是指以食物为载体，导致人类发生疾病的细菌。常见的食源性致病菌有：沙门氏菌、金黄色葡萄球菌、单核细胞增生李斯特氏菌、志贺氏菌、副溶血性弧菌、霍乱弧菌、空肠弯曲菌、耶尔森氏菌、肠出血性大肠杆菌、创伤弧菌等。致病菌快速检测是采用微生物学、化学、生物化学、生物物理学、免疫学的方法对食品及其加工、贮藏等环境中的致病菌进行分离、检测、鉴定和计数。现广泛使用的检测方法主要有：平皿培养分离计数法、聚合酶链式反应（PCR）、荧光PCR检验法与酶联免疫吸附法（ELISA）[3,4]。传统的平皿培养分离鉴定法是目前最成熟，使用最广泛，作为基准的检验方法，但是检测时间长，一般需要5-7天的增菌培养时间，时间上不能满足快速检测的要求。PCR反应以细菌基因组特定DNA片段为模板通过分子生物学技术扩增，再以琼脂糖凝胶电泳检验PCR产物是否有特征条件对致病菌进行检验。荧光PCR在普通PCR基础上加入一条特异的寡核苷酸荧光探针，对PCR产物进行标记跟踪，实时在线监控反应过程。但PCR反应受样品情况影响较大，食品中的糖类、酸类、油脂等会干扰反应正常进行，实验结果出现假阳性和假阴性。ELISA法以酶作为标记物，标记抗原或者抗体，用酶促反应的放大作用来显示初级免疫学反应，具有较高的灵敏度和可重复性，但每次只能检测一种标志物，且操作繁琐，试剂盒价格昂贵[5-7]。</text:p>
      <text:p text:style-name="P1">食源性致病菌、真菌毒素、食品违禁添加剂是食品安全的重要危害因子，一直以来都是国内外食品安全检测的重点[46, 47]。迄今为止，针对食源性致病菌的鉴定和检测方法已经发展了很多种，但总体上主要基于三个原理[48]：（1）微生物培养（传统微生物培养法）；（2）特异性DNA杂交（如核酸探针技术、PCR技术、基因芯片技术等）；（3）抗体与菌的免疫亲和（如免疫荧光抗体技术、酶联免疫技术、放射免疫分析技术、单克隆抗体技术、免疫金技术、生物传感器技术等）。其中，传统的检测技术主要依靠微生物培养和生理生化实验，耗时长、效率低、敏感性差，不能及时检出食品中的病原菌。基于特异性DNA杂交的PCR技术和核酸探针技术具有较高的灵敏度，但由于检测时目标物质为致病菌DNA而不是菌本身，因此实际检测中的最大瓶颈就是因为不能区分活菌和死菌而导致的假阳性问题。在工作实践中常需要较长的前期增菌培养和选择性培养阶段，使得整个检测工作用时较长。而近年来迅速发展的单克隆抗体技术在这些方面得到了一些改观，但抗体制备耗时费力，且其稳定性在实际使用时也存在诸多问题，因此检测工作需要更高效的生物识别分子的发现。</text:p>
      <text:p text:style-name="P7"><text:span text:style-name="T1"><text:tab/>核酸适配体（Aptamer）是近年来迅速发展的一种新型生物分子探针，因其具有亲和力高、特异性强、靶分子范围广、容易制备及修饰、稳定性好、与靶分子的结合条件可调控等特点，在医学、生命科学以及生物分析科学领域获得了快速应用和发展[49-51]。自1999 年Bruno等[52]将炭疽芽胞杆菌高压灭菌后作为靶物质建立</text:span><text:soft-page-break/><text:span text:style-name="T1">筛选模型以来，针对致病菌核酸适配体的筛选和分析应用已有部分报道，主要包括嗜酸乳杆菌[53]、单核增生性李斯特菌[54]、沙门氏菌[55]、金黄色葡萄球菌[56]、结核分枝杆菌[57]、链球菌[58]、空肠弯曲杆菌[59]等，本课题小组近期也采用cell-SELEX技术筛选得到了单核增生性李斯特菌. (专利申请号：201010295766.9)、志贺氏菌(申请号：201010295767.3)、沙门氏菌(申请号：201110291363.1)、副溶血性弧菌(申请号：</text:span><text:span text:style-name="T1">201110291377.3)特异结合核酸适配体，通过实验验证亲和力与特异性良好，已结合荧光探针技术成功实现了实际样品中目标菌的高灵敏检测。此外，赭曲霉毒素A[60]、伏马菌素B1[61]等的真菌毒素的特异识别核酸适配体也已经有了报道。尽管多数报道都在强调核酸适配体与目标菌结合的高度特异性，但实际检测工作对核酸适配体识别的特异性提出了更高要求，如何避免交叉反应、实用性差等成为核酸适配体应用的瓶颈问题。因此急需开展相关研究工作，深入了解目标物核酸适配体筛选过程的进化规律，更新核酸适配体筛选技术平台，揭示核酸适配体与目标物相互作用的分子机制，为核酸适配体分子探针的设计、筛选、构/效关系和性能评价提供理论指导。</text:span></text:p>
      <text:p text:style-name="P1"><text:tab/>基于此种现状，本课题研究拟在深入研究上转换荧光和SERS增强机制的基础上，探索发射谱重叠少、量子产率高的上转换荧光纳米材料和高效SERS增强基底的可控合成方法，定向制备出发射谱重叠少量子产率高的各色上转换荧光纳米材料和高效SERS增强基底，通过抗体、核酸适配体等特异性识别分子的生物功能化制备上转换荧光纳米探针和SERS增强基底，结合磁分离富集等技术，探索适用于食源性致病菌、真菌毒素以及食品违禁添加剂的多组分高灵敏检测的新方法，相关研究成果对于食源性致病菌、真菌毒素和食品违禁添加剂检测技术水平的提升将具有积极的推动作用。</text:p>
      <text:p text:style-name="P1"><text:tab/>为应对国际挑战和保护消费者利益，先进准确灵敏的快速检测方法必须建立。所谓快速检测方法首先是能缩短检测时间，以及在样品制备、实验准备、操作过程简化和自动化上简化方法，可以从三个方面来体现：一是实验准备简化，使用的试剂较少，如培养基的改进，而且容易得到，配好后的试剂保存期较长，能够制成稳定的混合试剂或培养基或辅基；二是样品经简单前处理后即可测试，或采用先进快速的样品处理方式，如重金属检测中的微波消解、黄曲霉毒素的亲和层析法，以及快速先进的滤膜或滤柱技术等：三是简单、快速和准确的分析方法，能对处理好的样品在很短的时间内测试得出结果，如硝酸盐试纸、酶联免疫试剂盒等[33]。</text:p>
      <text:p text:style-name="P1"><text:tab/>新世纪世界性科技革命正在形成，各国都在加速技术创新和科技进步。从定性和定量检测技术两方面出发，准确、可靠、方便、快速、经济、安全检测方法是食品安全检测的发展方向，尽可能使快速检测技术的灵敏度及准确度要能达到标准限量要求，至少要与标准方法检测结果相当，能在较短时间内检测大量的样本，还必须具有实际推广价值。同时，《中国食品安全战略研究》指出[44]，我国食品安全快速检测技术今后发展方向是：对食品安全的关键技术攻关，研究开发当前急需的食源性危害快速检测、监测、控制及评价技术。随着我国加入世界贸易组织后面临着食品安全性的严峻形势，迫切的任务是要与国际接轨，一方面国际先进的快速检测手段完善食品安全体系，另一方面要迎头赶上，研制具有我国知识产权的先进检测设备和方法，用现代的检测技术装备我国的食品安全管理体系。这就为我们的相关研究工作指明了方向，也提出了新的更高的要求。</text:p>
      <text:p text:style-name="P1"><text:tab/>总体来看，目前制约真菌毒素快速检测的瓶颈问题中特异性和检测灵敏度是两个重点。当特异性和灵敏度很高的时候，对于样品量的需求就会自然减少，在免疫分析中相应的抗体需要量也会减少，这样将能够极大缩短样品前处理时间和免疫亲和反应时间，从而使得检测更趋 “快速”。如何提高检测效率、达到快速检测的目的，新技术、新方法的引入显得尤为重要。本研究课题正是致力于这一问题的解决，拟将纳米探针、核酸适配体识别、基于纳米探针的超灵敏化学发光分析、微流控芯片实验室等新型技术引入到真菌毒素快速检测工作中来，以黄曲霉毒素、伏马菌素为模式物，力求建立更高效、准确、灵敏、快速的检测方法，发展共性快速检<text:soft-page-break/>测技术，形成具有自主知识产权和国际竞争力的检测技术与产品。</text:p>
      <text:p text:style-name="P1"><text:tab/>核酸适配体（Aptamer）指的是经过一种新的体外筛选技术—SELEX(指数富集配体系统进化),从随机单链寡聚核苷酸文库中得到的能特异结合蛋白或其他小分子物质的单链寡聚核苷酸，可以是RNA也可以是DNA，长度一般为25～60个核苷酸[80]。核酸适配体与配体间的亲合力(解离常数在皮摩和纳摩之间)常要强于抗原抗体之间的亲合力[81]。核酸适体所结合的靶分子包括酶、生长因子、抗体、基因调节因子、细胞黏附分子、植物凝集素、完整的病毒颗粒、病原菌等, 作用范围非常广泛[82]。核酸适配体从90年代初出现以后, 就得到了科研工作者的广泛关注, 相关研究工作得到了快速的发展。目前核酸适配体研究在基础研究方面，工作重心在于探讨核酸适配体与其配体如何进行结合及其对于生命过程中各种可能的调节作用；应用研究方面则在生物传感器、新药研制等方面已经取得了一定的效果，近年来科研人员将核酸适配体技术和纳米科技两个较新颖的高科技领域相结合，取得了令人瞩目的成绩。</text:p>
      <text:p text:style-name="P7"><text:span text:style-name="T1"><text:tab/>众多研究证实核酸适配体是一种极具有发展潜力的新型核酸探针，其所具有的靶物质范围广、特异性强，且结构简单、易于合成等优点，使其在基础研究、临床诊断及药物筛选等领域中都具有广阔的应用前景，目前已经</text:span><text:span text:style-name="T1">成为一研究热点[83-88]。但在食品安全检测（尤其是真菌毒素快速检测）方面国内外至今未见相关报道。充分利用核酸适配体上述特点，结合纳米探针技术和毛细管电泳、微流控芯片分离技术或阵列抗体芯片技术，将为重要真菌毒素快速检测提供更新颖高效的检测手段。</text:span></text:p>
      <text:p text:style-name="P1"><text:tab/>综上所述，目前国内外重要真菌毒素快速检测方法和技术方面还有很大提升空间，尚缺少基于纳米探针技术以及基于上述先进技术的真菌毒素快速检测方法和相关产品。本研究课题正是着眼于此，旨在将纳米探针、超灵敏纳米标记免疫化学发光分析、核酸适配体识别、微流控芯片等先进技术引入到食品安全检测，特别是重要真菌毒素检测领域，力求各种先进方法优势结合，充分发挥这些技术更高效、更准确、更灵敏、更快速等特点，建立重要真菌毒素快速检测新方法、新技术，弥补相关检测方法和技术的不足，形成一批具有自主知识产权和国际竞争力的快速检测新技术和产品；这样不仅能够很好地解决食品安全检测，尤其是重要真菌毒素快速检测的实际问题，完善我国食品安全管理体系，保障消费者权益，使我国在食品贸易等国际事务中拥有更大的话语权；同时也能够极大丰富纳米科学研究的内涵，使我国在高端纳米技术应用方面紧随世界步伐，形成自己的产品和新的应用领域，甚至占领部分国际市场。</text:p>
      <text:p text:style-name="P1"><text:tab/>综上所述，目前国内外对食源性致病菌的检测及食品抗氧化能力的评价方法还有很大的提升空间，尚缺乏基于纳米探针技术的食品检测与评价的新技术和相关产品，尤其是目前国际上尚无组装纳米金阵列技术应用于食品中致病菌及抗氧化能力评价的报道。鉴于此，本课题研究提出“基于组装纳米金阵列的食品检测与评价新技术研究”，诣在将与纳米探针相关的光学传感、电化学传感检测、金增强信号放大、免疫亲和识别几种先进技术有机结合引入到食品检测领域，力求各种先进方法优势结合，充分发挥这些技术更高效、更准确、更灵敏、更快速等特点，建立快速、灵敏的新型检测技术体系，弥补相关检测方法和技术的不足，形成一批具有自主知识产权和国际竞争力的快速检测新技术，同时也能够极大丰富纳米科学研究的内涵，使我国在高端纳米技术应用方面紧随世界步伐，形成自己的产品和新的应用领域。</text:p>
      <text:p text:style-name="P1"/>
      <text:p text:style-name="P30">2、本项目研究的目的、意义（突出说明对科技、经济和社会发展的作用）</text:p>
      <text:p text:style-name="P35"/>
      <text:p text:style-name="P6"><text:span text:style-name="T2"><text:tab/>本项目研究</text:span><text:span text:style-name="T11">致力于</text:span><text:span text:style-name="T2">设计和建设一个针对常见食源性致病菌的随机单链寡核苷酸</text:span><text:span text:style-name="T8">（适配体）</text:span><text:span text:style-name="T2">文库</text:span><text:span text:style-name="T7">，既要保证该库的容量</text:span><text:span text:style-name="T8">（序列多样性），又保证该库在适配子筛选过程中有足够的反应效率和反应特异性；以常见食源性</text:span><text:soft-page-break/><text:span text:style-name="T8">致病菌作为检测研究的靶标</text:span><text:span text:style-name="T9">，</text:span><text:span text:style-name="T8">对构建的文库进行核酸适配体的筛选</text:span><text:span text:style-name="T10">、分析</text:span><text:span text:style-name="T12">、</text:span><text:span text:style-name="T10">改造和调整</text:span><text:span text:style-name="T12">，研究靶标与适配体的构效关系</text:span><text:span text:style-name="T21">，</text:span><text:span text:style-name="T9">使该库适合于适配体的有理设计和理性筛选过程</text:span><text:span text:style-name="T10">；</text:span><text:span text:style-name="T12">将该文库技术与发光</text:span>纳米材料相结合<text:span text:style-name="T12">，开发新型高通量</text:span><text:span text:style-name="T13">、</text:span><text:span text:style-name="T2">高灵敏度、快速稳定的</text:span><text:span text:style-name="T12">食源性致病菌检测方法。</text:span><text:span text:style-name="T2">本项目能够建设一个性能优秀的核酸适配体库</text:span><text:span text:style-name="T14">，具有库容量大</text:span><text:span text:style-name="T15">、亲和力高、靶分子范围广</text:span><text:span text:style-name="T16">、特异性强</text:span><text:span text:style-name="T15">等特色，能够从筛选技术和筛选机理两个层面实现对当前适配体筛选方法的突破</text:span><text:span text:style-name="T17">，实现一个基于适配体的食源性致病菌快速检测平台</text:span><text:span text:style-name="T22">。</text:span></text:p>
      <text:p text:style-name="P6"><text:span text:style-name="T22"><text:tab/></text:span><text:span text:style-name="T2">该技术方法体系和平台的建立</text:span><text:span text:style-name="T18">，</text:span><text:span text:style-name="T2">对于弥补国际上相关检测方法和技术的不足</text:span><text:span text:style-name="T18">、建立和</text:span><text:span text:style-name="T2">完善食源性致病菌的检测标准</text:span><text:span text:style-name="T18">、</text:span><text:span text:style-name="T2">形成一批具有自主知识产权和国际竞争力的检测新技术</text:span><text:span text:style-name="T18">、</text:span><text:span text:style-name="T2">促进我国食品安全战略体系的建设都具有重要的现实意义。</text:span></text:p>
      <text:p text:style-name="P25"><text:s/></text:p>
      <text:p text:style-name="P30">3、本项目研究现有起点科技水平及已存在的知识产权情况</text:p>
      <text:p text:style-name="P9"><text:span text:style-name="T23"><text:tab/>如前所述，目前食源性致病菌的检测技术主要为</text:span><text:span text:style-name="T25">免疫亲和柱净化结合HPLC分离检测技术和ELISA方法</text:span><text:span text:style-name="T23">。</text:span><text:span text:style-name="T25">本课题研究拟发展的磁分离富集、上转换荧光纳米探针结合竞争免疫分析和/或核酸适配体识别检测技术，在真菌毒素检测领域国内外均未见其他研究小组的报道（知识产权基本空白），仅有本课题小组前期的部分报道。</text:span></text:p>
      <text:p text:style-name="P40"><text:s text:c="4"/>磁分离富集的样品浓缩效应对于检测灵敏度的提高作用非常显著，同时磁分离操作简便、用时非常短（本课题小组发展的磁性纳米材料借助外加磁场可在1分钟内实现完全分离纯化），对于实现快速检测的目标具有重要意义。</text:p>
      <text:p text:style-name="P40"><text:s text:c="4"/>上转换发光检测的优点则如前所述更为明显，因采用红外激光激发（多980 nm），而且红外激光对捕获光信号的光电倍增管无背景光和生物自发荧光干扰，因此相对于传统荧光检测灵敏高可以得到大幅度提高。</text:p>
      <text:p text:style-name="P40"><text:s text:c="4"/>免疫亲和及核酸适配体识别能够很好保证检测的特异性。</text:p>
      <text:p text:style-name="P26"><text:s text:c="4"/>上述技术特点确保本课题项目提出的技术方法具有简单、快速、灵敏、特异等显著优势，具有很好的起点科技水平，对于提升我国食品源真菌毒素的检测技术水平具有积极的推动作用。 </text:p>
      <text:p text:style-name="P8"/>
      <text:p text:style-name="P30">4、本项目研究国内外竞争情况及产业化前景</text:p>
      <text:p text:style-name="P44"><text:tab/>目前，<text:span text:style-name="T28">关于核酸适配体的筛选方法以及捕获某些致病菌的核酸适配体国内外已有较多报道，但这些研究结果均较为孤立和分散，在适配体的研究和应用方面，国内外还没有以适配体为基础的食源性致病菌快速检测平台的报道。</text:span></text:p>
      <text:p text:style-name="P45"><text:span text:style-name="T28"><text:tab/>本</text:span><text:span text:style-name="T75">项目</text:span><text:span text:style-name="T28">拟研究和发展的食源性致病菌核酸适配体库是首次以适配体为基础的微生物快速检测平台，且本研究以我国当前参见食源性致病菌为检测目标，具有明显的国情特色；其研究所获得的结果和方法不仅局限于食源性致病菌的检测，亦能为国内外相关研究机构针对医学微生物和毒性大分子物质检测所借鉴。相比目前在快速检测过程中大量采用的单克隆抗体，本研究采用的核酸适配体具有生产和贮存成本低、不依赖于进口、稳定性好等若干明显优势。结合本研究组独特的生物大分子磁分离富集、上转换荧光纳米探针技术，食源性致病菌核酸适配体库的建设能极大减少常见食源性致病菌的检测时间和检测成本，在实验室和现场快速检验检疫中将会有很好的应用前景，是一种值得推广的新型检测技术，能产生良好的经济效益和社会效益。 </text:span></text:p>
      <text:p text:style-name="P1"><text:span text:style-name="T3">二、研究内容</text:span></text:p>
      <text:p text:style-name="P30">1、具体研究开发内容和要点解决的关键技术问题</text:p>
      <text:p text:style-name="P36">具体研究开发内容</text:p>
      <text:p text:style-name="P10"><text:span text:style-name="T41">（</text:span>1）食源性致病菌核酸适配体的筛选和库的建立</text:p>
      <text:p text:style-name="P10"><text:soft-page-break/><text:span text:style-name="T29">从</text:span>常见的<text:span text:style-name="T64">12种</text:span>食源性致病菌<text:span text:style-name="T29">全细胞、致病菌表面特定分子靶标（例如膜蛋白）两个层面开展</text:span>核酸适配体的筛选<text:span text:style-name="T29">，每种致病菌得到至少</text:span><text:span text:style-name="T30">10条以上高特异性、高灵敏度的核酸适配体，从而构建成核酸适配体库</text:span><text:span text:style-name="T31">。</text:span></text:p>
      <text:p text:style-name="P11">（<text:span text:style-name="T41">2</text:span>）食源性致病菌核酸适配体的<text:span text:style-name="T32">“</text:span>靶标<text:span text:style-name="T32">-适配体结构”构效关系研究</text:span></text:p>
      <text:p text:style-name="P12"><text:span text:style-name="T32">根据上一步骤已筛选得到的</text:span>食源性致病菌核酸适配体序列<text:span text:style-name="T33">，对各序列进行一级结构进行分子相似性分析，对二级结构进行构象和能级分析，通过分子相似性分析结果对各序列进行分类</text:span><text:span text:style-name="T34">，进一步考量其结构特征，并通过分子间相互作用力分析来推断</text:span><text:span text:style-name="T32">“</text:span>靶标<text:span text:style-name="T32">-适配体结构”构效关系</text:span><text:span text:style-name="T35">，为适配子的</text:span><text:span text:style-name="T37">“</text:span><text:span text:style-name="T35">理性筛选</text:span><text:span text:style-name="T37">”建立</text:span><text:span text:style-name="T35">基础</text:span><text:span text:style-name="T36">。</text:span></text:p>
      <text:p text:style-name="P13">（<text:span text:style-name="T41">3</text:span>）食源性致病菌核酸适配体库的应用平台建设</text:p>
      <text:p text:style-name="P13">根据上述研究结果对适配体库进行实际应用研究<text:span text:style-name="T38">，以已知或未知的食源性致病菌为研究目标</text:span><text:span text:style-name="T39">，</text:span><text:span text:style-name="T38">分析该库在致病菌检测过程中的库容量</text:span><text:span text:style-name="T39">、灵敏度</text:span><text:span text:style-name="T40">，</text:span><text:span text:style-name="T39">以及稳定性等参数，并根据试验结果对库中序列进行调整优化，从而得到一个可实际应用的平台。</text:span></text:p>
      <text:p text:style-name="P33"/>
      <text:p text:style-name="P37">要重点解决的关键技术问题</text:p>
      <text:p text:style-name="P38">（<text:span text:style-name="T42">1</text:span>）适配体与靶标的结合是通过适配体与靶标的特殊结构域（表位）相结合来实现的，对于以全菌作为靶标的适配体筛选而言，哪些菌体结构是与适配体特异性结合的表位，是决定适配体是否特异的一个关键问题，因此本项目要解决的一个关键技术问题就是致病菌表位的筛选。</text:p>
      <text:p text:style-name="P38">（<text:span text:style-name="T54">2</text:span>）如何获得某种致病菌的特异性的表面蛋白，使得以该蛋白为靶标筛选得到的适配体具有特异性（不与其它微生物表面蛋白结合）是本项目要解决的一个关键技术问题。</text:p>
      <text:p text:style-name="P39">（<text:span text:style-name="T55">3</text:span>）如何研究<text:span text:style-name="T32">“</text:span><text:span text:style-name="T56">靶标</text:span><text:span text:style-name="T32">-适配体结构”这一构效关系，从而得出其中内在规律以指导适配体的理性筛选，是本项目要解决的一个关键技术问题。</text:span></text:p>
      <text:p text:style-name="P42"/>
      <text:p text:style-name="P30">2、项目的特色和创新之处</text:p>
      <text:p text:style-name="P14">目前通过SELEX方法进行微生物核酸适配体筛选时，普遍存在耗时较长、步骤繁琐、操作技术要求较高、所得适配体特异性不高等缺点，使得适配体技术在食源性致病菌检测领域未被广泛接受和采用。本项目针对以上问题研究和开发食源性致病菌核酸适配体库，具有如下特色和创新之处：</text:p>
      <text:p text:style-name="P15">（<text:span text:style-name="T57">1</text:span>）针对常见食源性致病菌，用于检测每种致病菌的特异性适配体达<text:span text:style-name="T58">10条以上，能够充分保证检测的准确性和特异性。</text:span></text:p>
      <text:p text:style-name="P15"><text:span text:style-name="T58">（</text:span><text:span text:style-name="T59">2</text:span><text:span text:style-name="T58">）采用生物信息学方法对各种致病菌的全基因组进行搜索和比对</text:span><text:span text:style-name="T60">，</text:span><text:span text:style-name="T58">确定致病菌中的特异性表面蛋白质</text:span><text:span text:style-name="T61">（酶），可以得到具有完全排他性的特异性适配体，保证检测结果的特异性。</text:span></text:p>
      <text:p text:style-name="P16"><text:span text:style-name="T61">（3）适配体库的建设</text:span><text:span text:style-name="T62">，可以实现</text:span><text:bookmark-start text:name="__DdeLink__631_1053022319"/><text:span text:style-name="T62">常见食源性致病菌</text:span><text:bookmark-end text:name="__DdeLink__631_1053022319"/><text:span text:style-name="T62">的快速检测</text:span><text:span text:style-name="T63">，无需再针对某个属或种的致病菌筛选适配体。</text:span></text:p>
      <text:p text:style-name="P17"><text:span text:style-name="T65">（4）对</text:span><text:span text:style-name="T44">“</text:span><text:span text:style-name="T43">靶标</text:span><text:span text:style-name="T44">-适配体结构”构效关系的研究可以</text:span><text:span text:style-name="T45">为适配体筛选提供理论依据，减少SELEX筛选过程中的盲目性，从而</text:span><text:span text:style-name="T44">加速</text:span><text:span text:style-name="T45">适配体筛选过程甚至进行适配体的有理化人工设计</text:span><text:span text:style-name="T46">。</text:span></text:p>
      <text:p text:style-name="P43">（5）本项目将适配体技术与发光纳米材料技术相结合以进行下游应用研究，可以为常见食源性致病菌检测提供一个可靠的系统化检测平台。</text:p>
      <text:p text:style-name="P43"/>
      <text:p text:style-name="P30">3、要达到的主要技术、经济指标及社会、经济效益</text:p>
      <text:p text:style-name="P18"><text:span text:style-name="T66">（1）针对12种参见食源性致病菌建立检测用</text:span><text:span text:style-name="T30">核酸适配体库</text:span><text:span text:style-name="T67">，</text:span><text:span text:style-name="T29">每种致病菌得到至少</text:span><text:span text:style-name="T30">10条以上高特异性、高灵敏度的核酸适配体</text:span><text:span text:style-name="T67">。</text:span></text:p>
      <text:p text:style-name="P19"><text:soft-page-break/><text:span text:style-name="T67">（2）研究</text:span>食源性致病菌与相应核酸适配体之间的<text:span text:style-name="T44">“</text:span><text:span text:style-name="T43">靶标</text:span><text:span text:style-name="T44">-适配体结构”构效关系</text:span><text:span text:style-name="T48">，得出靶标结构与相应适配体之间的空间构型，分析两者结合的关键结构域特征</text:span><text:span text:style-name="T49">。</text:span></text:p>
      <text:p text:style-name="P21"><text:span text:style-name="T49">（3）</text:span><text:span text:style-name="T47">为常见食源性致病菌建设一个可靠的系统化检测平台</text:span><text:span text:style-name="T51">。</text:span></text:p>
      <text:p text:style-name="P23"><text:span text:style-name="T51">（4）</text:span><text:span text:style-name="T43">研制</text:span><text:span text:style-name="T53">1种新型检测装备，研制</text:span><text:span text:style-name="T52">3种</text:span><text:span text:style-name="T43">食源性致病菌新型快速检测产品</text:span><text:span text:style-name="T47">。</text:span></text:p>
      <text:p text:style-name="P20"><text:span text:style-name="T50">（</text:span><text:span text:style-name="T51">5</text:span><text:span text:style-name="T50">）发表</text:span>高档次SCI论文3-5篇<text:span text:style-name="T68">，</text:span>申请国家发明专利3-4个<text:span text:style-name="T68">，</text:span>参与制订或修改国家、行业标准1项以上。</text:p>
      <text:p text:style-name="P22"><text:span text:style-name="T69">（</text:span><text:span text:style-name="T70">6</text:span><text:span text:style-name="T69">）本项目研究的结果以及形成的新方法或新产品能够</text:span><text:span text:style-name="T2">形成一批具有自主知识产权和国际竞争力的检测新技术</text:span><text:span text:style-name="T72">，</text:span>在涉及食源性致病菌检测的质检、商检<text:span text:style-name="T71">、</text:span>检验检疫、海关、公安等部门得到广泛应用<text:span text:style-name="T71">，对于</text:span><text:span text:style-name="T2">促进我国食品安全战略体系的建设具有重要现实意义。</text:span></text:p>
      <text:p text:style-name="P1"/>
      <text:p text:style-name="P1"><text:span text:style-name="T3">三、研究试验方法、技术路线以及工艺流程</text:span> </text:p>
      <text:p text:style-name="P24"/>
      <text:p text:style-name="P24"/>
      <text:p text:style-name="P30">四、工作基础和条件 </text:p>
      <text:p text:style-name="P31">1、承担单位概况（人员、资产、业务与管理状况），拥有知识产权状况（包括本项目已有知识产权状况）</text:p>
      <text:p text:style-name="P47"><text:tab/>项目申报单位江南大学是我国轻工、食品、生物技术高科技的摇篮与依托单位之一。建有国内唯一的“食品科学与技术”国家重点实验室，同时建有6个国家、省部级工程研究中心，7个部省级重点实验室以及江苏省食品安全研究基地、教育部科技查新工作站、工业微生物资源数据库整合及共享信息平台，拥有图书218.66万册，电子图书11264 GB。“十五”以来，学校承担并完成了包括国家“863”、“973”、国家自然科学基金、国家重大专项、国家“十五”<text:span text:style-name="T73">、</text:span>“十一五”攻关项目等在内的国家、部省市科研项目<text:span text:style-name="T24">1000余项</text:span>。共获国家、省部级以上科技奖励<text:span text:style-name="T80">3</text:span>00余项，<text:span text:style-name="T24">其中国家技术发明和科技进步二等奖5项。</text:span><text:span text:style-name="T76">20</text:span><text:span text:style-name="T77">12</text:span><text:span text:style-name="T76">年，学校科研经费总量达到</text:span><text:span text:style-name="T79"> 4.442</text:span><text:span text:style-name="T76">亿元；国际三大检索收录论文</text:span><text:span text:style-name="T77">1479</text:span><text:span text:style-name="T76">篇，其中SCIE、EI论文</text:span><text:span text:style-name="T77">1441</text:span><text:span text:style-name="T76">篇；申请专利</text:span><text:span text:style-name="T78">4230项</text:span><text:span text:style-name="T76">，</text:span><text:span text:style-name="T78">授权专利2570项，</text:span>申请和授权专利数在全国高校中一直名列前茅。</text:p>
      <text:p text:style-name="P27"><text:tab/>江南大学食品学院拥有国内食品学科唯一的“食品科学与工程一级国家重点学科”和“食品科学与技术国家重点实验室”，拥有强大的师资及大型实验设备（包括SEM、TEM、XRD、激光粒径分布仪、Zetal电位仪、核磁共振仪、圆二色谱仪、Beckman毛细管电泳仪、HPLC、GC、GC-MS、LC-MS、LC-MS-MS）和众多基础设备，建有专业的生物安全实验室，可以完全保证研究工作的顺利进行。江南大学食品学院食品生物平台实验室拥有全套蛋白质组学相关仪器设备、日立F-7000荧光仪、PCR仪、流式细胞仪、多功能酶标仪等大型仪器设备，可随时保证研究工作使用。本课题研究小组实验室拥有发光成像系统、全自动酶标仪、梯度PCR仪、分子杂交炉、电泳仪、双波长紫外-可见分光光度计、层析制备系统、半制备HPLC、超低温冰箱等仪器设备，拥有完善的细胞生物学和分子生物学实验室。</text:p>
      <text:p text:style-name="P41"><text:tab/>项目组主要成员祝长青高级研究员所在的单位江苏出入境检验检疫局动植物与食品检测中心拥有LightCycler实时定量PCR仪、梯度PCR仪和常规PCR仪、凝胶成相系统、核酸杂交炉、Eppendorf离心机、电泳及层析等成套的生物化学和分子生物学实验仪器设备，拥有CO2培养箱、倒置显微镜、细胞滚瓶培养装置、生物安全实验室等成套的细胞培养所需的仪器设备和实验设施，拥有全自动酶标仪、常规酶标仪、洗板机、各类离心机等成套血清学实验仪器设备，拥有高压电泳、超滤浓缩、层析、超速离心等成套的蛋白检测和分析仪器设备。同时拥有三相气体培养箱，微需氧培养罐，MiniVidas细菌快速鉴定，Matrix磁珠吸附，Bax等适<text:soft-page-break/>用于弯曲菌的成套的细菌培养及检测仪器设备拥有微需氧培养罐，Mini Vidas细菌快速鉴定，Matrix磁珠吸附，Bax等适用于弯曲菌的成套的细菌培养及检测仪器设备。中心拥有实验室面积3000多平方米，拥有生物安全实验室三间，各种培养用的无菌室多间，设计先进的分子检测专用实验室，整体布局合理。涉及了细菌病毒的分离鉴定、细胞培养、PCR、ELISA等各种生物学技术，具有完善的生物安全体系和丰富的操作经验，能合理使用并有效控制活病原，确保病原不会扩散。</text:p>
      <text:p text:style-name="P27"><text:tab/>此外，江南大学食品学院、食品科学与技术国家重点实验室自“十五”以来，承担了大量食品安全领域的国家、省部级科研项目，在食品安全检测技术和产品开发领域发表研究论文<text:span text:style-name="T81">200余</text:span>篇，申报国家发明专利<text:span text:style-name="T74">3</text:span><text:span text:style-name="T81">8</text:span><text:span text:style-name="T74">0余</text:span>项，已获得授权国家发明专利<text:span text:style-name="T82">100余</text:span>项。 </text:p>
      <text:p text:style-name="P30">2、本项目现有研究工作基础（包括与本项目研究有关的主要论文、专著情况，小试或中试情况，现有装备条件等）</text:p>
      <text:p text:style-name="P28"/>
      <text:p text:style-name="P49"><text:tab/>本课题组近年来一直致力于食源性致病菌和真菌毒素的快速检测方法和检测技术的研究工作，已经基于核酸适配体技术构建了沙门氏菌、金黄色葡萄球菌、单增李斯特菌、副溶血性弧菌、无乳链球菌等的新型检测方法，结合<text:span text:style-name="T28">本研究组独特的生物大分子磁分离富集、上转换荧光纳米探针技术，这种集</text:span><text:span text:style-name="T83">3种技术为</text:span><text:span text:style-name="T28">一体的检测方法能够大大促进病原菌和毒素的快速检测效率。</text:span></text:p>
      <text:p text:style-name="P49"><text:span text:style-name="T28"/></text:p>
      <text:p text:style-name="P49"><text:span text:style-name="T28">目前，本研究组已</text:span>发表多篇SCI论文，申报多项国家发明专利：</text:p>
      <text:p text:style-name="P28"/>
      <text:p text:style-name="P28">近期已发表与本项目有关的SCI收录的论文：</text:p>
      <text:p text:style-name="P28">1)Xiaoyuan Ma, Weiping Qian*. Phenolic acid induced growth of gold nanoshells precursor composites and their application in antioxidant capacity assay. Biosens. Bioelectron., 2010, 26 (3): 1049-1055. (IF 5.361)</text:p>
      <text:p text:style-name="P28">2)Xiaoyuan Ma, Hui Li, Jian Dong, Weiping Qian*. Determination of hydrogen peroxide scavenging activity of phenolic acids by employing gold nanoshells precursor composites as nanoprobes. Food Chem., 2011, 126 (2): 698-704. (IF 3.458)</text:p>
      <text:p text:style-name="P28">3)马小媛, 钱卫平*. 抗氧化能力评价方法综述.《化学进展》, 2011, 23 (8): 1737-1746. (IF 0.56)</text:p>
      <text:p text:style-name="P28">4)Xiaoyuan Ma, Liangliang Liu, Fangjing Liu, Weiping Qian*. Biocatalytically induced growth of gold nanoshells: using enzyme reaction for the controllable fabrication of nanomaterials. J. Nanosci. Nanotechno., (in press) (IF 1.351)</text:p>
      <text:p text:style-name="P28">5)Hui Li, Xiaoyuan Ma, Jian Dong, Weiping Qian*. Development of methodology based on the formation process of gold nanoshells for detecting hydrogen peroxide scavenging activity. Anal. Chem., 2009, 81 (21): 8916-8922. (共同第一作者) (IF 5.874)</text:p>
      <text:p text:style-name="P28">6)Beibei Xu, Xiaoyuan Ma, Yanying Rao, Jian Dong, Weiping Qian*. Plasmonic biosensors and nanoprobes based on gold nanoshells. Chin. Sci. Bull., 2011, 56, (31): 3234-3241. (IF 1.087)</text:p>
      <text:p text:style-name="P28">7)Qianqian Su, Xiaoyuan Ma, Jian Dong, Caiyun Jiang, Weiping Qian*. A reproducible SERS substrate based on electrostatically assisted APTES-functionalized surface-assembly of gold nanostars. ACS Appl. Mater. Inter., 2011, 3 (6): 1873-1879. (IF 2.925)</text:p>
      <text:p text:style-name="P28">8)Qingfeng Chen, Yanying Rao, Xiaoyuan Ma, Jian Dong, Weiping Qian*. Raman spectroscopy for hydrogen peroxide scavenging activity assay using gold nanoshell precursor nanocomposites as SERS probes. Analytical Methods, 2011, 3 (2): 274-279.</text:p>
      <text:p text:style-name="P2"><text:span text:style-name="T4">9)Shijia Wu, Nuo Duan, Changqing Zhu, Xiaoyuan Ma, Miao Wang, Zhouping Wang*. Magnetic nanobead-based </text:span><text:soft-page-break/><text:span text:style-name="T4">immunoassay for the simultaneous detection of aflatoxin B1 and ochratoxin A using upconversion nanoparticles as </text:span><text:span text:style-name="T4">multicolor labels. Biosens. Bioelectron., 2011, 30 (1): 35-42. (IF 5.361)</text:span></text:p>
      <text:p text:style-name="P28">10)Shijia Wu, Nuo Duan, Zhouping Wang*, Hongxin Wang. Aptamer-functionalized magnetic nanoparticle-based bioassay for the detection of ochratoxin A using upconversion nanoparticles as labels. Analyst, 2011, 136 (11): 2306-2314. (IF 3.913)</text:p>
      <text:p text:style-name="P28">11)Zhouping Wang*, Nuo Duan, Xu Hun, Shijia Wu. Electrochemiluminescent aptamer biosensor for the determination of Ochratoxin A at gold nanoparticles modified gold electrode using N-(aminobutyl)-N-ethylisoluminol as a luminescent label. Anal. Bioanal. Chem., 2010, 398 (5): 2125-2132. (IF 3.841)</text:p>
      <text:p text:style-name="P28">12)Nuo Duan, Shijia Wu, Changqing Zhu, Xiaoyuan Ma, Zhouping Wang*, Ye Yu, Yuan Jiang. Dual-color upconversion fluorescence and aptamer-functionalized magnetic nanoparticles-based bioassay for the simultaneous detection of Salmonella Typhimurium and Staphylococcus aureus. Anal. Chim. Acta, 2012, doi:10.1016/j.aca.2012.02.011 (in press). (IF 4.31)</text:p>
      <text:p text:style-name="P28"/>
      <text:p text:style-name="P28">申请的相关专利</text:p>
      <text:p text:style-name="P28">1）钱卫平, 马小媛, 李慧, 董健. 一种基于金纳米壳的抗氧化剂清除H2O2能力的测定方法. 专利号：ZL 2009 1 0036204.X</text:p>
      <text:p text:style-name="P28">2）王周平，吴世嘉，段诺. 一种适配体功能化磁性纳米材料磁分离-上转换荧光纳米材料标记检测赭曲霉毒素A的方法.专利号：ZL 2010 1 0295782.8</text:p>
      <text:p text:style-name="P28">3）王周平, 李井泉, 段诺, 吴世嘉.一种纳米金标记-黄曲霉毒素B1新型检测方法.（申请号：200910035334.1; 公开号：CN 101750484 A）</text:p>
      <text:p text:style-name="P28">4) 王周平，段诺，李井泉. 一种基于纳米金标银增强信号放大技术的沙门氏菌检测方法.（申请号：20109026053X; 公开号：CN 101776688 A）</text:p>
      <text:p text:style-name="P28"/>
      <text:p text:style-name="P30">3、项目负责人以往承担国家、省级等各类科技计划项目完成情况（立项年度、项目编号、项目名称、计划类别、完成时间、完成效果）</text:p>
      <text:p text:style-name="P1"/>
      <text:p text:style-name="P30">4、项目实施具备的人才队伍、经费配套投入能力及科技服务管理能力</text:p>
      <text:p text:style-name="P29">(1) 人才队伍</text:p>
      <text:p text:style-name="P29"><text:s/>项目研究团队共有9人，其中正教授1名，副教授1名，高级工程师2名，博士生3名，硕士生2名。学科背景包括食品营养与安全、食品微生物检验、食品科学、纳米科学、分析化学、食品安全检测等多个领域，是一支富有活力的研究团队。</text:p>
      <text:p text:style-name="P29"><text:s/></text:p>
      <text:p text:style-name="P29"><text:s/>项目申请人：马小媛，女，1983年生，博士，副教授。2006年于南京理工大学化工学院生物工程专业本科毕业，获工学学士学位；2011年于东南大学化学化工学院应用化学专业获工学博士学位（硕博连读）；2011年9月至今于江南大学食品学院任教。</text:p>
      <text:p text:style-name="P3"><text:span text:style-name="T5"><text:s/>申请人具有多年生物学、纳米材料科学和光谱分析科研经历，主要从事纳米材料制备及LSPR分析技术研发工作，目前主要研究方向为纳米生物分析和食品营养安全分析。重点针对纳米材料的绿色合成技术进行研究，特别是金纳米材料的可控制备，利用自然界中广泛存在的温和的酶催化反应制备金纳米壳复合颗粒；构建用于LSPR生物传感检测生物催化反应和抗氧化物质的抗氧化能力等的新型纳米探针；探索利用LSPR谱变化检测</text:span><text:soft-page-break/><text:span text:style-name="T5">生物体系中有重要生理意义的酶(如GOD)的活性和酶催化反应的底物和产物水平以及抗氧化物质的抗氧化能力</text:span><text:span text:style-name="T5">等；将纳米技术、生物反应过程控制、食品质量与安全分析、氧化应激效应、活性氧物质的动态检测等有机融合。截至目前，先后参与国家自然科学基金重大研究计划培育类项目(90923010)、863计划项目（2007AA022007）江苏省高校科研成果产业化推进项目(JH09-34)、国家自然科学基金面上项目(20475009)等的研究工作，已发表和录用SCI收录论文10余篇，获中国发明专利授权1项。</text:span></text:p>
      <text:p text:style-name="P32">5、本项目实施可能对环境的影响及预防治理方案</text:p>
      <text:p text:style-name="P29"><text:tab/>本项目实施不涉及对环境造成影响</text:p>
      <text:p text:style-name="P30">五、项目研究预期成效及效益（重点是能提交的具有自主知识产权的创新性成果、高新技术产品、新样机、新设备、新品种、计算机软件、技术标准，以及在成果转化中可能产生的效益）</text:p>
      <text:p text:style-name="P29"><text:tab/>发表高档次SCI收录论文3-5篇，申请国家发明专利3-4个，研制检测新产品3种，新型检测装备1种，参与制订或修改国家、行业标准1项以上，提交详细研究报告1份。</text:p>
      <text:p text:style-name="P23"><text:span text:style-name="T69"><text:tab/>本项目研究的结果以及形成的新方法或新产品能够</text:span><text:span text:style-name="T2">形成一批具有自主知识产权和国际竞争力的检测新技术</text:span><text:span text:style-name="T72">，能够</text:span>在涉及食源性致病菌检测的质检、商检<text:span text:style-name="T71">、</text:span>检验检疫、海关、公安等部门得到广泛应用<text:span text:style-name="T71">，对于</text:span><text:span text:style-name="T2">促进我国食品安全战略体系的建设具有重要现实意义。</text:span></text:p>
      <text:p text:style-name="P30">六、计划进度安排与考核指标</text:p>
      <text:p text:style-name="P29">1. 计划进度</text:p>
      <text:p text:style-name="P29"/>
      <text:p text:style-name="P29"/>
      <text:p text:style-name="P29">2. 考核指标</text:p>
      <text:p text:style-name="P29"><text:tab/>发表高档次SCI收录论文3-5篇，申请国家发明专利3-4个，研制检测新产品3种，新型检测装备1种，参与制订或修改国家、行业标准1项以上，提交详细研究报告1份。</text:p>
      <text:p text:style-name="P1">有关附件</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2" svg:font-family="'Times New Roman'"/>
    <style:font-face style:name="宋体" svg:font-family="宋体"/>
    <style:font-face style:name="宋体1" svg:font-family="宋体, SimSun"/>
    <style:font-face style:name="FreeSans1" svg:font-family="FreeSans" style:font-family-generic="swiss"/>
    <style:font-face style:name="FreeSans2" svg:font-family="FreeSans" style:font-family-generic="modern" style:font-pitch="fixed"/>
    <style:font-face style:name="微软雅黑" svg:font-family="微软雅黑" style:font-family-generic="modern" style:font-pitch="fixed"/>
    <style:font-face style:name="宋体2" svg:font-family="宋体" style:font-adornments="标准" style:font-pitch="variable"/>
    <style:font-face style:name="Times New Roman" svg:font-family="'Times New Roman'" style:font-family-generic="roman" style:font-pitch="variable"/>
    <style:font-face style:name="Times New Roman1" svg:font-family="'Times New Roman'" style:font-adornments="标准"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微软雅黑1" svg:font-family="微软雅黑"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799in" style:writing-mode="page"/>
      <style:text-properties style:use-window-font-color="true" style:font-name="Times New Roman" fo:font-size="12pt" fo:language="en" fo:country="US" style:font-name-asian="宋体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微软雅黑1"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asian="宋体1"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name-asian="宋体1"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asian="宋体1" style:font-size-asian="12pt" style:font-name-complex="FreeSans1"/>
    </style:style>
    <style:style style:name="Preformatted_20_Text" style:display-name="Preformatted Text" style:family="paragraph" style:parent-style-name="Standard" style:class="html">
      <style:paragraph-properties fo:margin-top="0in" fo:margin-bottom="0in" style:contextual-spacing="false"/>
      <style:text-properties style:font-name="微软雅黑" fo:font-size="10pt" style:font-name-asian="微软雅黑" style:font-size-asian="10pt" style:font-name-complex="FreeSans2"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66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0.3$Linux_X86_64 LibreOffice_project/7545bee9c2a0782548772a21bc84a9dcc583b89</meta:generator>
    <dc:date>2013-03-08T16:47:26</dc:date>
    <meta:editing-duration>PT12H18M23S</meta:editing-duration>
    <meta:editing-cycles>109</meta:editing-cycles>
    <meta:document-statistic meta:table-count="0" meta:image-count="0" meta:object-count="0" meta:page-count="9" meta:paragraph-count="100" meta:word-count="10820" meta:character-count="13906" meta:non-whitespace-character-count="13454"/>
  </office:meta>
</office:document-meta>
</file>